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15fd"/>
    </style:style>
    <style:style style:name="P2" style:family="paragraph" style:parent-style-name="Standard">
      <style:text-properties officeooo:rsid="000b15fd" officeooo:paragraph-rsid="000b15fd"/>
    </style:style>
    <style:style style:name="P3" style:family="paragraph" style:parent-style-name="Standard">
      <style:text-properties officeooo:rsid="000b15fd" officeooo:paragraph-rsid="000c4988"/>
    </style:style>
    <style:style style:name="P4" style:family="paragraph" style:parent-style-name="Standard">
      <style:text-properties officeooo:paragraph-rsid="000c4988"/>
    </style:style>
    <style:style style:name="P5" style:family="paragraph" style:parent-style-name="Standard">
      <style:text-properties officeooo:rsid="000c4988" officeooo:paragraph-rsid="000c4988"/>
    </style:style>
    <style:style style:name="P6" style:family="paragraph" style:parent-style-name="Standard">
      <style:text-properties officeooo:rsid="000c4988" officeooo:paragraph-rsid="000ce03a"/>
    </style:style>
    <style:style style:name="P7" style:family="paragraph" style:parent-style-name="Standard">
      <style:text-properties officeooo:rsid="000c4988" officeooo:paragraph-rsid="0010dfc6"/>
    </style:style>
    <style:style style:name="P8" style:family="paragraph" style:parent-style-name="Standard">
      <style:text-properties officeooo:rsid="000c4988" officeooo:paragraph-rsid="0012f772"/>
    </style:style>
    <style:style style:name="P9" style:family="paragraph" style:parent-style-name="Standard">
      <style:text-properties officeooo:rsid="000e3085" officeooo:paragraph-rsid="000e3085"/>
    </style:style>
    <style:style style:name="P10" style:family="paragraph" style:parent-style-name="Standard">
      <style:text-properties officeooo:rsid="000f0e67" officeooo:paragraph-rsid="000f0e67"/>
    </style:style>
    <style:style style:name="P11" style:family="paragraph" style:parent-style-name="Standard">
      <style:text-properties fo:font-size="14pt" fo:font-weight="bold" officeooo:rsid="000f0e67" officeooo:paragraph-rsid="000f0e67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08995" officeooo:paragraph-rsid="00108995"/>
    </style:style>
    <style:style style:name="P13" style:family="paragraph" style:parent-style-name="Standard">
      <style:text-properties officeooo:paragraph-rsid="0012f772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14168" officeooo:paragraph-rsid="0012f772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12f772" officeooo:paragraph-rsid="0012f772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0b15fd" officeooo:paragraph-rsid="000b15f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0b15fd" officeooo:paragraph-rsid="000c4988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0c4988" officeooo:paragraph-rsid="000ce03a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0c4988" officeooo:paragraph-rsid="0013c65a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0e3085" officeooo:paragraph-rsid="0014611f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114168" officeooo:paragraph-rsid="0012f772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0c4988" officeooo:paragraph-rsid="0013c65a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0e3085" officeooo:paragraph-rsid="0014611f"/>
    </style:style>
    <style:style style:name="T1" style:family="text">
      <style:text-properties officeooo:rsid="000c4988"/>
    </style:style>
    <style:style style:name="T2" style:family="text">
      <style:text-properties officeooo:rsid="000ce03a"/>
    </style:style>
    <style:style style:name="T3" style:family="text">
      <style:text-properties officeooo:rsid="0010dfc6"/>
    </style:style>
    <style:style style:name="T4" style:family="text">
      <style:text-properties officeooo:rsid="0012f772"/>
    </style:style>
    <style:style style:name="T5" style:family="text">
      <style:text-properties officeooo:rsid="0014611f"/>
    </style:style>
    <style:style style:name="T6" style:family="text">
      <style:text-properties officeooo:rsid="001952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How to install the “Then_and_Now” <text:s/>http web Server.</text:p>
      <text:p text:style-name="P10"/>
      <text:p text:style-name="P4"/>
      <text:p text:style-name="P4"><text:span text:style-name="T1">In a directory separate from your front end code, for example <text:s/>“projects” directory run get the server code from GitHub –-<text:line-break/></text:span></text:p>
      <text:p text:style-name="P2"><text:s/><text:tab/>$git clone <text:a xlink:type="simple" xlink:href="mailto:git@github.com">git@github.com</text:a>:Dannofziger/Then-and-Now-Server.git</text:p>
      <text:p text:style-name="P2"/>
      <text:p text:style-name="P13"><text:span text:style-name="T1">Install “node” . <text:s text:c="3"/></text:span></text:p>
      <text:p text:style-name="P8"/>
      <text:p text:style-name="P8"><text:span text:style-name="T3"><text:tab/>For instructions, see <text:s/>“</text:span><text:a xlink:type="simple" xlink:href="https://gist.github.com/toastynerd/d3e563522977f6750c32"><text:span text:style-name="T3">https://gist.github.com/toastynerd/d3e563522977f6750c32</text:span></text:a><text:span text:style-name="T3">”</text:span></text:p>
      <text:p text:style-name="P7"/>
      <text:p text:style-name="P21">Install mogodb. <text:s/></text:p>
      <text:p text:style-name="P14"><text:line-break/><text:span text:style-name="T4">The Tiny MongoDB Book, <text:s text:c="3"/>page 3 <text:s/>for installation instructions.</text:span></text:p>
      <text:p text:style-name="P14"/>
      <text:p text:style-name="P15">"The Tiny Mongodb Book" it's pretty short and a good introduction to MongoDB: <text:s text:c="5"/><text:a xlink:type="simple" xlink:href="http://openmymind.net/2011/3/28/The-Little-MongoDB-">http://openmymind.net/2011/3/28/The-Little-MongoDB-</text:a><text:line-break/><text:line-break/><text:span text:style-name="T6">Stephanie has a hard copy of this paper you can borrow.</text:span></text:p>
      <text:p text:style-name="P2"/>
      <text:p text:style-name="P12">Install all the open source JavaScript modules that the server depends upon to run.</text:p>
      <text:p text:style-name="P12"/>
      <text:p text:style-name="P16">$npm install –save <text:s/>&lt; every item under “dependencies” in the “package.json” file&gt;</text:p>
      <text:p text:style-name="P16"/>
      <text:p text:style-name="P16">Note : <text:s/>there are two dashes before “save”</text:p>
      <text:p text:style-name="P16"/>
      <text:p text:style-name="P16">$npm install –save <text:span text:style-name="T1">bcrypt <text:s text:c="12"/>← <text:s/>Tyler had me switch to <text:s/>bcrypt from bcrypt-nodejs</text:span></text:p>
      <text:p text:style-name="P17">$npm install –save <text:span text:style-name="T1">body-parser</text:span></text:p>
      <text:p text:style-name="P17">$npm install –save <text:span text:style-name="T1">eat</text:span></text:p>
      <text:p text:style-name="P17">$npm install –save <text:span text:style-name="T1">express</text:span></text:p>
      <text:p text:style-name="P17">$npm install –save <text:span text:style-name="T1">mongoose</text:span></text:p>
      <text:p text:style-name="P17">$npm install –save <text:span text:style-name="T1">passport</text:span></text:p>
      <text:p text:style-name="P17">$npm install –save <text:span text:style-name="T1">passport-http</text:span></text:p>
      <text:p text:style-name="P17"/>
      <text:p text:style-name="P3"/>
      <text:p text:style-name="P5">Next open a separate command line window and run this –<text:line-break/></text:p>
      <text:p text:style-name="P22"><text:tab/> $mongod --dbpath=./db –smallfiles<text:line-break/><text:line-break/><text:tab/><text:span text:style-name="T4">(as Tyler says “pay homage to the mon god”)</text:span></text:p>
      <text:p text:style-name="P19"><text:line-break/>If you want to get out of mongod then enter <text:s/>Ctrl-C<text:line-break/>Otherwise minimize this window and leave it alone.<text:line-break/><text:line-break/></text:p>
      <text:p text:style-name="P22">In another separate command line window run this ---</text:p>
      <text:p text:style-name="P22"/>
      <text:p text:style-name="P19"><text:soft-page-break/>$node server.js</text:p>
      <text:p text:style-name="P18"/>
      <text:p text:style-name="P18"><text:span text:style-name="T2">several debugging lines will be output<text:line-break/>The last line will be <text:s text:c="2"/>“server listening on port 3000”<text:line-break/><text:line-break/>Also minimize this window and dont touch it.<text:line-break/>(Ctrl-C <text:s/>to stop the server)<text:line-break/><text:line-break/>If there are errors see Daniel or Stephanie.</text:span></text:p>
      <text:p text:style-name="P6"/>
      <text:p text:style-name="P23">Next <text:span text:style-name="T5">test your installation, </text:span>open yet another command line window, and open the file “superagent_commands”.<text:line-break/></text:p>
      <text:p text:style-name="P20">This file contains commands to insert buildings into the database and users into the database, <text:line-break/>and, eventually, it will contain examples of all the http requests sent by the client to the server.<text:line-break/><text:line-break/>It will also contain additional requests that the backend folks need to maintain the database. </text:p>
      <text:p text:style-name="P9"/>
      <text:p text:style-name="P9"/>
      <text:p text:style-name="P6"/>
      <text:p text:style-name="P6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4:33:12.943238219</meta:creation-date>
    <dc:date>2015-02-23T15:09:42.495944548</dc:date>
    <meta:editing-duration>PT32M20S</meta:editing-duration>
    <meta:editing-cycles>15</meta:editing-cycles>
    <meta:generator>LibreOffice/4.2.7.2$Linux_x86 LibreOffice_project/420m0$Build-2</meta:generator>
    <meta:document-statistic meta:table-count="0" meta:image-count="0" meta:object-count="0" meta:page-count="2" meta:paragraph-count="27" meta:word-count="301" meta:character-count="2000" meta:non-whitespace-character-count="1665"/>
  </office:meta>
</office:document-meta>
</file>